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list-style-name="L1"/>
    <style:style style:name="P14" style:family="paragraph" style:parent-style-name="Heading_20_1">
      <style:text-properties fo:font-size="16pt" style:font-size-asian="16pt" style:font-size-complex="16pt"/>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font-size="16pt" style:font-size-asian="16pt" style:font-size-complex="16pt"/>
    </style:style>
    <style:style style:name="P17" style:family="paragraph" style:parent-style-name="Heading_20_2">
      <style:text-properties fo:font-size="14pt" style:font-size-asian="14pt" style:font-size-complex="14pt"/>
    </style:style>
    <style:style style:name="P18" style:family="paragraph" style:parent-style-name="Heading_20_3">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24/11/2019</text:p>
      <text:p text:style-name="P2"/>
      <text:p text:style-name="P2">Version 0.0.4</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9">Introduction<text:tab/>3</text:p>
          <text:p text:style-name="P9">What is the Meaning of All This?<text:tab/>3</text:p>
          <text:p text:style-name="P9">Ok.. But...Why?<text:tab/>3</text:p>
          <text:p text:style-name="P9">Aim for Excellence<text:tab/>4</text:p>
          <text:p text:style-name="P9">Listen to Expertise<text:tab/>4</text:p>
          <text:p text:style-name="P9">Be Silent<text:tab/>4</text:p>
          <text:p text:style-name="P9">These Things Take Time...<text:tab/>4</text:p>
          <text:p text:style-name="P9">Logical Fallacies<text:tab/>4</text:p>
          <text:p text:style-name="P9">The Dunning-Kruger Effect<text:tab/>4</text:p>
          <text:p text:style-name="P9">Must Have a Good Sense of Humour...<text:tab/>4</text:p>
          <text:p text:style-name="P9">Mastery of Belief<text:tab/>5</text:p>
          <text:p text:style-name="P9">Mastery of Emotions<text:tab/>5</text:p>
          <text:p text:style-name="P12">Anger<text:tab/>5</text:p>
          <text:p text:style-name="P11">Anger as an Emotional Response<text:tab/>5</text:p>
          <text:p text:style-name="P11">Anger as a Grudge<text:tab/>5</text:p>
          <text:p text:style-name="P12">Jealousy<text:tab/>5</text:p>
          <text:p text:style-name="P12">The Mind Killers – Fear and Guilt<text:tab/>5</text:p>
          <text:p text:style-name="P12">Sadness<text:tab/>5</text:p>
          <text:p text:style-name="P12">Love<text:tab/>5</text:p>
          <text:p text:style-name="P9">Caring for your Meat Suit – Keeping Clean<text:tab/>6</text:p>
          <text:p text:style-name="P9">Caring for your Meat Suit – Physical Fitness<text:tab/>6</text:p>
          <text:p text:style-name="P12">Start Slow<text:tab/>6</text:p>
          <text:p text:style-name="P9">Caring for your Meat Suit – Eating Well<text:tab/>6</text:p>
          <text:p text:style-name="P12">What about Eating Animals?<text:tab/>6</text:p>
          <text:p text:style-name="P9">Caring for your Meat Suit – Sexuality<text:tab/>7</text:p>
          <text:p text:style-name="P12">Abstinence<text:tab/>7</text:p>
          <text:p text:style-name="P12">The End of the Relationship<text:tab/>7</text:p>
          <text:p text:style-name="P12">Masturbation<text:tab/>7</text:p>
          <text:p text:style-name="P9">Caring for your Meat Suit – Family<text:tab/>7</text:p>
          <text:p text:style-name="P12">Children<text:tab/>7</text:p>
          <text:p text:style-name="P12">Responsible Adults<text:tab/>7</text:p>
          <text:p text:style-name="P9">Caring for your Meat Suit – Music<text:tab/>7</text:p>
          <text:p text:style-name="P9">Caring for your Meat Suit – Lying<text:tab/>8</text:p>
          <text:p text:style-name="P12">Is there any time Lying is a Positive Thing?<text:tab/>8</text:p>
          <text:p text:style-name="P12">Is there any time Lying is Always a Negative Thing?<text:tab/>8</text:p>
          <text:p text:style-name="P9">Caring for your Meat Suit – Drugs<text:tab/>8</text:p>
          <text:p text:style-name="P12">Drugs as Sacrament<text:tab/>8</text:p>
          <text:p text:style-name="P9">Caring for your Meat Suit – Final Thoughts<text:tab/>8</text:p>
          <text:p text:style-name="P12">For Those Who are Interested<text:tab/>8</text:p>
          <text:p text:style-name="P12">For Those Who are Not<text:tab/>8</text:p>
        </text:index-body>
      </text:table-of-content>
      <text:p text:style-name="P3"/>
      <text:h text:style-name="P15"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8295136811807030940" text:style-name="L1">
        <text:list-item>
          <text:p text:style-name="P13">The Kingdom of God is within you.</text:p>
        </text:list-item>
        <text:list-item>
          <text:p text:style-name="P13">As above, so below.</text:p>
        </text:list-item>
        <text:list-item>
          <text:p text:style-name="P13">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6"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4"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P16"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4"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8"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8"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7"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7" text:outline-level="2">Love</text:h>
      <text:p text:style-name="P6">Learn to love our species. Learn to love each other. Learn to love the world. Learn to love the universe. Be excellent to each other.</text:p>
      <text:h text:style-name="P16"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5"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5"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ence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1-25T12:43:59</dc:date>
    <dc:creator>Burton Alexander</dc:creator>
    <meta:editing-duration>P13DT10H33M32S</meta:editing-duration>
    <meta:editing-cycles>144</meta:editing-cycles>
    <meta:generator>OpenOffice/4.1.6$Unix OpenOffice.org_project/416m1$Build-9790</meta:generator>
    <meta:document-statistic meta:table-count="0" meta:image-count="0" meta:object-count="0" meta:page-count="8" meta:paragraph-count="151" meta:word-count="2119" meta:character-count="12144"/>
  </office:meta>
</office:document-meta>
</file>